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014" officeooo:paragraph-rsid="001d3014"/>
    </style:style>
    <style:style style:name="P2" style:family="paragraph" style:parent-style-name="Standard">
      <style:text-properties officeooo:rsid="001e7c37" officeooo:paragraph-rsid="001e7c37"/>
    </style:style>
    <style:style style:name="P3" style:family="paragraph" style:parent-style-name="Standard">
      <style:text-properties officeooo:rsid="001e7c37" officeooo:paragraph-rsid="001fc80c"/>
    </style:style>
    <style:style style:name="P4" style:family="paragraph" style:parent-style-name="Standard">
      <style:text-properties officeooo:rsid="001fc80c" officeooo:paragraph-rsid="001fc80c"/>
    </style:style>
    <style:style style:name="P5" style:family="paragraph" style:parent-style-name="Standard">
      <style:text-properties officeooo:rsid="00203bb4" officeooo:paragraph-rsid="00203bb4"/>
    </style:style>
    <style:style style:name="P6" style:family="paragraph" style:parent-style-name="Standard">
      <style:text-properties officeooo:rsid="00203bb4" officeooo:paragraph-rsid="0031c891"/>
    </style:style>
    <style:style style:name="P7" style:family="paragraph" style:parent-style-name="Standard">
      <style:text-properties officeooo:rsid="0027f7d0" officeooo:paragraph-rsid="0031c891"/>
    </style:style>
    <style:style style:name="P8" style:family="paragraph" style:parent-style-name="Standard">
      <style:text-properties officeooo:rsid="0027f7d0" officeooo:paragraph-rsid="0027f7d0"/>
    </style:style>
    <style:style style:name="P9" style:family="paragraph" style:parent-style-name="Standard">
      <style:text-properties officeooo:rsid="0029242d" officeooo:paragraph-rsid="0029242d"/>
    </style:style>
    <style:style style:name="P10" style:family="paragraph" style:parent-style-name="Standard">
      <style:text-properties fo:font-size="12pt" fo:font-weight="bold" officeooo:rsid="001d3014" officeooo:paragraph-rsid="001d3014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03bb4" officeooo:paragraph-rsid="00203bb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1d3014" officeooo:paragraph-rsid="001d3014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b4ad3" officeooo:paragraph-rsid="002b4ad3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21f6a1" officeooo:paragraph-rsid="0031c891"/>
    </style:style>
    <style:style style:name="P15" style:family="paragraph" style:parent-style-name="Standard">
      <style:text-properties officeooo:rsid="00335c28" officeooo:paragraph-rsid="00335c28"/>
    </style:style>
    <style:style style:name="P16" style:family="paragraph" style:parent-style-name="Standard">
      <style:text-properties fo:font-size="12pt" fo:font-weight="bold" officeooo:rsid="001d3014" officeooo:paragraph-rsid="001d3014" style:font-size-asian="12pt" style:font-weight-asian="bold" style:font-size-complex="12pt" style:font-weight-complex="bold"/>
    </style:style>
    <style:style style:name="P17" style:family="paragraph" style:parent-style-name="Standard">
      <style:text-properties officeooo:rsid="001e7c37" officeooo:paragraph-rsid="001e7c37"/>
    </style:style>
    <style:style style:name="P18" style:family="paragraph" style:parent-style-name="Standard">
      <style:text-properties officeooo:rsid="001e7c37" officeooo:paragraph-rsid="001fc80c"/>
    </style:style>
    <style:style style:name="P19" style:family="paragraph" style:parent-style-name="Standard">
      <style:text-properties officeooo:rsid="001fc80c" officeooo:paragraph-rsid="001fc80c"/>
    </style:style>
    <style:style style:name="P20" style:family="paragraph" style:parent-style-name="Standard">
      <style:text-properties officeooo:rsid="00203bb4" officeooo:paragraph-rsid="00203bb4"/>
    </style:style>
    <style:style style:name="P21" style:family="paragraph" style:parent-style-name="Standard">
      <style:text-properties officeooo:rsid="0027f7d0" officeooo:paragraph-rsid="0027f7d0"/>
    </style:style>
    <style:style style:name="T1" style:family="text">
      <style:text-properties officeooo:rsid="001f1221"/>
    </style:style>
    <style:style style:name="T2" style:family="text">
      <style:text-properties officeooo:rsid="00203bb4"/>
    </style:style>
    <style:style style:name="T3" style:family="text">
      <style:text-properties officeooo:rsid="0021f6a1"/>
    </style:style>
    <style:style style:name="T4" style:family="text">
      <style:text-properties officeooo:rsid="0029f947"/>
    </style:style>
    <style:style style:name="T5" style:family="text">
      <style:text-properties officeooo:rsid="0035648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3887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Lab 1: 简单Shell实验报告</text:p>
      <text:p text:style-name="P13">221300034 高志轩</text:p>
      <text:p text:style-name="P1"/>
      <text:p text:style-name="P10">一些关键的问题：</text:p>
      <text:p text:style-name="P10"/>
      <text:p text:style-name="P2"><text:span text:style-name="T5">1. 关于对命令的预处理：要实现这么多要求，涉及了对各类特殊符号的判断与分割，应该按照什么顺序来分割呢？</text:span></text:p>
      <text:p text:style-name="P2"/>
      <text:p text:style-name="P2">解决方案：通过对各种功能的综合了解及思考，最终确定需要按照“; <text:span text:style-name="T5">&amp; &gt; |</text:span>”的顺序依次进行分割。</text:p>
      <text:p text:style-name="P2"/>
      <text:p text:style-name="P2"/>
      <text:p text:style-name="P2"><text:span text:style-name="T5">2</text:span>. 关于paths功能的实现：在实验中，一开始对exec系列的函数没有深入的理解，对实验的需求没有完全了解，错误的使用了execvp函数，导致无论我是否在paths数组中添加路径，都能够运行外部程序。</text:p>
      <text:p text:style-name="P2"/>
      <text:p text:style-name="P3">解决方案：通过搜索exec系列函数相关的函数的使用方法，了解到<text:span text:style-name="T1">execvp函数会自动遍历所用的路径，所以导致了不能自己遍历路径。最后通过自己手动遍历自己维护的paths数组，恢复出完整的路径，再通过调用access函数看对应的文件是否可执行，再使用execv函数去执行。</text:span></text:p>
      <text:p text:style-name="P3"/>
      <text:p text:style-name="P3"/>
      <text:p text:style-name="P9"><text:span text:style-name="T5">3</text:span>. 关于bg命令及后台运行：究竟什么是放到后台运行？需要我们具体进行什么处理？父进程如何知道子进程的结束信号且进行处理？</text:p>
      <text:p text:style-name="P9"/>
      <text:p text:style-name="P9">解决方案：放到后台运行就是在创建子进程时父进程不需要等待子进程的结束，而是直接执行，通过捕捉子进程结束时发出的SIGCHLD信号来进行处理。当我们需要进行后台运行时，父进程需要将子进程的pid，命令信息存入到自己维护的全局变量bg_task中。当子进程结束时，父进程需要将bg_task中对应的后台进程删除，从而实现了后台执行的功能。</text:p>
      <text:p text:style-name="P3"/>
      <text:p text:style-name="P3"/>
      <text:p text:style-name="P4"><text:span text:style-name="T5">4</text:span>. 关于管道的实现：对于多个管道的功能实现，是否需要对每一个子管道命令创建一个子进程？创建子进程后的错误如何处理？</text:p>
      <text:p text:style-name="P4"/>
      <text:p text:style-name="P4">解决方案：如果要支持多个管道，我的实现是通过一个for循环，对每一个命令都创建一个子进程，在每一个子进程中通过<text:span text:style-name="T2">execv来进行执行，如果多个管道中有错误的命令，例如ls -l | grp sh | wc -l， 一开始我是依次执行，中途记录下命令执行时是否发生错误，如果发生了错误，则记录在has_error变量中，最后如果有错误，则一起打印错误信息。但是最后还是先遍历整个管道命令，记录最后一个不可执行的命令(如grp 是一个不可执行的命令)，如果有不可执行的命令，则从它后面一个命令开始执行，如果没有则从头执行。</text:span></text:p>
      <text:p text:style-name="P4"/>
      <text:p text:style-name="P4"/>
      <text:p text:style-name="P9"><text:span text:style-name="T5">5</text:span>. 关于重定向与管道的关系：究竟是分别单独实现重定向和管道，还是一起实现？</text:p>
      <text:p text:style-name="P9"/>
      <text:p text:style-name="P9">解决方案：经过思考与尝试，最终发现重定向的功能可以被管道的功能涵盖，只需要稍微改动管道处理函数的代码即可。只需要对管道子命令的最后一个进行特殊处理，如果需要重定向，则将最后一个命令的标准输出重定向到目标文件上即可。</text:p>
      <text:p text:style-name="P9"/>
      <text:p text:style-name="P9"/>
      <text:p text:style-name="P9"/>
      <text:p text:style-name="P4"/>
      <text:p text:style-name="P4"><text:soft-page-break/></text:p>
      <text:p text:style-name="P4"/>
      <text:p text:style-name="P4"/>
      <text:p text:style-name="P4"/>
      <text:p text:style-name="P11">印象较深的bugs：</text:p>
      <text:p text:style-name="P6">1. 关于strtok函数<text:span text:style-name="T3">：</text:span></text:p>
      <text:p text:style-name="P14"><text:tab/>实验过程中，当我尝试依次分割对应的字符（如“|”，“&gt;”等）时，发现对应的字符串发生了变化，令我非常疑惑。之后查阅资料，发现strtok函数会更改原字符串，使用strtok_r函数可以不改变。但是当我更改成strtok_r函数后，还是发现对应位置的字符串没有正确读入，这让我更加迷惑。最后通过单步调试，发现了一个非常低级的错误，nsh处理完第一个命令后，<text:span text:style-name="T6">忘记将argc置为0</text:span>，导致后面的args[argc]位置始终在正确位置后面，内容甚至为空，所以导致了字符串读取错误。</text:p>
      <text:p text:style-name="P5"/>
      <text:p text:style-name="P5"/>
      <text:p text:style-name="P7">2. 关于管道与重定向：</text:p>
      <text:p text:style-name="P7"><text:tab/>一开始我先实现了重定向功能，之后再添加的管道功能。但是当我实现好管道功能之后，发现事实上重定向功能可以在管道功能上修改一点就可以实现，也就是当我们执行到管道的最后一个子命令时，将输出不重定向到管道，而是此时打开目标文件，并且将标准输出重定向到目标文件的文件描述符上即可。</text:p>
      <text:p text:style-name="P8"><text:tab/>但是，在之后的本地测试中，我发现形如“ls | ”的命令不能正确处理，于是我添加了一个对管道命令个数的特判，即如果只有一个管道命令则判错。但是当我借助处理管道的函数处理重定向的时候，发现对于“ls &gt; 1.txt”这个命令就会报错而不能正常重定向。debug挺长时间，发现这个命令在进入管道处理函数的时候被上面的<text:span text:style-name="T6">错误特判处理</text:span>而报错退出了，导致提前结束。</text:p>
      <text:p text:style-name="P8"/>
      <text:p text:style-name="P8"/>
      <text:p text:style-name="P15">3. 关于OJ测试：</text:p>
      <text:p text:style-name="P15"><text:tab/>非常无语的是，对于所有的测试样例，包括哪些长期测试不过的样例，一开始在本地全都能够正常运行，就是不明白为什么OJ过不了。。。</text:p>
      <text:p text:style-name="P15"><text:tab/>最后经过非常仔细的检查，终于发现原来是输出命令行提示信息“<text:span text:style-name="T7">nsh&gt; </text:span>”后<text:span text:style-name="T6">没有及时调用fflush(stdout)</text:span>导致将近一半的测试样例都不过。。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22:59:51.653161175</meta:creation-date>
    <dc:date>2024-04-24T16:32:08.463688960</dc:date>
    <meta:editing-duration>PT1H10M5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2" meta:paragraph-count="22" meta:word-count="1580" meta:character-count="1796" meta:non-whitespace-character-count="1763"/>
  </office:meta>
</office:document-meta>
</file>